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language="zxx" fo:country="none" officeooo:rsid="001e1294" officeooo:paragraph-rsid="001e1294" style:language-asian="zxx" style:country-asian="none" style:language-complex="zxx" style:country-complex="none"/>
    </style:style>
    <style:style style:name="P2" style:family="paragraph" style:parent-style-name="Standard">
      <style:text-properties style:font-name="Ubuntu" fo:language="zxx" fo:country="none" officeooo:rsid="001e1294" officeooo:paragraph-rsid="002106a1" style:language-asian="zxx" style:country-asian="none" style:language-complex="zxx" style:country-complex="none"/>
    </style:style>
    <style:style style:name="P3" style:family="paragraph" style:parent-style-name="Standard">
      <style:text-properties style:font-name="Ubuntu" fo:language="zxx" fo:country="none" officeooo:rsid="001e1294" officeooo:paragraph-rsid="00229764" style:language-asian="zxx" style:country-asian="none" style:language-complex="zxx" style:country-complex="none"/>
    </style:style>
    <style:style style:name="P4" style:family="paragraph" style:parent-style-name="Standard">
      <style:text-properties style:font-name="Ubuntu" fo:language="zxx" fo:country="none" officeooo:rsid="001f1204" officeooo:paragraph-rsid="001f1204" style:language-asian="zxx" style:country-asian="none" style:language-complex="zxx" style:country-complex="none"/>
    </style:style>
    <style:style style:name="P5" style:family="paragraph" style:parent-style-name="Standard">
      <style:text-properties style:font-name="Ubuntu" fo:language="zxx" fo:country="none" officeooo:rsid="002106a1" officeooo:paragraph-rsid="002106a1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Ubuntu" fo:font-size="18pt" fo:language="zxx" fo:country="none" officeooo:rsid="001e1294" officeooo:paragraph-rsid="001e1294" style:font-size-asian="18pt" style:language-asian="zxx" style:country-asian="none" style:font-size-complex="18pt" style:language-complex="zxx" style:country-complex="none"/>
    </style:style>
    <style:style style:name="T1" style:family="text">
      <style:text-properties officeooo:rsid="002106a1"/>
    </style:style>
    <style:style style:name="T2" style:family="text">
      <style:text-properties officeooo:rsid="00229764"/>
    </style:style>
    <style:style style:name="T3" style:family="text">
      <style:text-properties officeooo:rsid="0022e7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ooky – софтуерни изисквания</text:p>
      <text:p text:style-name="P1"/>
      <text:p text:style-name="P1">1. Бизнес изисквания</text:p>
      <text:p text:style-name="P1">- Засили интереса към четенето</text:p>
      <text:p text:style-name="P1">- Популяризира четенето на книги</text:p>
      <text:p text:style-name="P1">- Стимулира продажбите на книги и посещението на библиотеки</text:p>
      <text:p text:style-name="P1"/>
      <text:p text:style-name="P1">2. Потребителски изисквания</text:p>
      <text:p text:style-name="P1">- всеки потребител да има свой профил</text:p>
      <text:p text:style-name="P1">- да може да записва прочетените от него книги</text:p>
      <text:p text:style-name="P1">- да може да категоризира книги (прочетени, в момента чете, иска да прочете, etc.)</text:p>
      <text:p text:style-name="P2">- да оценява книгите</text:p>
      <text:p text:style-name="P2"><text:s/>-да оставя коментар</text:p>
      <text:p text:style-name="P2">- <text:span text:style-name="T2">да поставя информация в профила си, да има контрол над информацията в профила си</text:span></text:p>
      <text:p text:style-name="P1">- да му бъдат предлагани други книги, които да прочете</text:p>
      <text:p text:style-name="P1"/>
      <text:p text:style-name="P1">3. Системни изисквания</text:p>
      <text:p text:style-name="P3">- <text:span text:style-name="T2">приложението ще съдържа информация за книги – име на книгата, автор, корица, жанрове, език на книгата, кратко резюме, тагове, рейтигн на книгата, други подобни книги</text:span></text:p>
      <text:p text:style-name="P3"><text:span text:style-name="T2">- потребителска информация – лични данни на потребителя, username, списъци с книги (четени, в момента чете, ще чете, предложени), usage statistic, теми на потребителския интерфейс</text:span></text:p>
      <text:p text:style-name="P1">- <text:span text:style-name="T2">потребителят ще вижда – името на книгата, корицата, автора, жанровете, езикът на книгата, кратко резюме, тагове</text:span></text:p>
      <text:p text:style-name="P1"/>
      <text:p text:style-name="P1"/>
      <text:p text:style-name="P1">4. Качествени изисквания</text:p>
      <text:p text:style-name="P2">- бързо дейстиве и надеждност <text:span text:style-name="T1">(над 95% uptime)</text:span></text:p>
      <text:p text:style-name="P2">– <text:span text:style-name="T1">не повече от секунда изчакване</text:span></text:p>
      <text:p text:style-name="P2">- <text:span text:style-name="T1">да се възстановява бързо (15 минути)</text:span></text:p>
      <text:p text:style-name="P2">- <text:span text:style-name="T1">да не губи информацията</text:span></text:p>
      <text:p text:style-name="P2">- клиентът да бъде интуитивен, с цел да може <text:span text:style-name="T1">всеки потребител да се научи да го използва максимално за 1 час</text:span></text:p>
      <text:p text:style-name="P1"/>
      <text:p text:style-name="P4">5. Организационни изисквания</text:p>
      <text:p text:style-name="P4">- да има подробна и изчерпателна документация (спрямо стандартите за agile метологии)</text:p>
      <text:p text:style-name="P4">- да се организира екип по поддръжка – <text:span text:style-name="T2">1 час на месец</text:span></text:p>
      <text:p text:style-name="P4">- да позволява бързо внедряване на нови хора към екипа – <text:span text:style-name="T2">с цел да се намерят още 4-5 човека в срок от 3 месеца (1 човек да може да внедри за по-малко от месец)</text:span></text:p>
      <text:p text:style-name="P3">- да разполага с <text:span text:style-name="T2">MySQL </text:span>база от данни с информация за различни книги</text:p>
      <text:p text:style-name="P3">- да съществува <text:span text:style-name="T2">с web</text:span> сървър, на който да бъде поставена тази информация</text:p>
      <text:p text:style-name="P3">- да съществува <text:span text:style-name="T2">Android </text:span>клиент, чрез който потребителя може да получава дадена информация</text:p>
      <text:p text:style-name="P3">- <text:span text:style-name="T2">да съществува Web клиент</text:span>, чрез който потребителя може да получава дадена информация</text:p>
      <text:p text:style-name="P3"/>
      <text:p text:style-name="P4"/>
      <text:p text:style-name="P5">6. Приложна област</text:p>
      <text:p text:style-name="P5">- авторско право <text:span text:style-name="T2">на кориците на книгите</text:span></text:p>
      <text:p text:style-name="P5"><text:soft-page-break/>- GDPR – <text:span text:style-name="T3">да се защитава личната информация на потребителите</text:span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1:41:17.051374025</meta:creation-date>
    <dc:date>2018-10-31T12:54:37.954011155</dc:date>
    <meta:editing-duration>PT9M51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2" meta:paragraph-count="34" meta:word-count="337" meta:character-count="2045" meta:non-whitespace-character-count="1733"/>
  </office:meta>
</office:document-meta>
</file>